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67cm" fo:min-width="2.92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67cm" fo:min-width="2.4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5.67cm" fo:min-width="3.42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3.67cm" fo:min-width="2.2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87cm" fo:min-width="2.4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2.67cm" fo:min-width="2.2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3.034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2.37cm" fo:min-width="4.42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57cm" fo:min-width="2.2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5.07cm" fo:min-width="4.42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="Arrow" draw:marker-end-width="0.421cm" draw:fill="none" draw:opacity="100%" draw:textarea-vertical-align="middle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67cm" fo:min-width="2.22cm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top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8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0.098cm" fo:min-width="0.704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3faf46" draw:marker-start="Arrow" draw:marker-start-width="0.321cm" draw:marker-end="" draw:marker-end-width="0.421cm" draw:fill="solid" draw:textarea-vertical-align="top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0.018cm" fo:min-width="0.582cm" fo:padding-top="0.165cm" fo:padding-bottom="0.165cm" fo:padding-left="0.29cm" fo:padding-right="0.29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0.47cm" fo:min-width="0.3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-color="#999999" draw:opacity="100%"/>
      <style:paragraph-properties fo:text-align="center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  <style:text-properties style:font-name="Arial" fo:background-color="#eeeeee"/>
    </style:style>
    <style:style style:name="P5" style:family="paragraph">
      <loext:graphic-properties draw:fill="none" draw:fill-color="#ffffff"/>
      <style:paragraph-properties style:writing-mode="lr-tb"/>
      <style:text-properties style:font-name="Ari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page"/>
    </style:style>
    <style:style style:name="P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 style:writing-mode="page"/>
      <style:text-properties fo:color="#000000" style:font-name="Arial" fo:font-size="12pt" fo:letter-spacing="-0.03cm" fo:font-style="normal" fo:text-shadow="none" fo:font-weight="bold" fo:background-color="#ffffff" style:font-size-asian="18pt" style:font-size-complex="18pt"/>
    </style:style>
    <style:style style:name="P8" style:family="paragraph">
      <loext:graphic-properties draw:fill="solid"/>
      <style:paragraph-properties fo:text-align="center" style:writing-mode="lr-tb"/>
      <style:text-properties fo:color="#000000" fo:font-size="12pt" fo:background-color="#ffffff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2pt" fo:background-color="#ffffff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808080"/>
      <style:paragraph-properties fo:text-align="center"/>
      <style:text-properties fo:background-color="#000000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page"/>
      <style:text-properties fo:font-size="12pt" fo:background-color="#ffffff" style:font-size-asian="12pt" style:font-size-complex="12pt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background-color="#eeeeee"/>
    </style:style>
    <style:style style:name="T3" style:family="text">
      <style:text-properties style:font-name="Arial"/>
    </style:style>
    <style:style style:name="T4" style:family="text">
      <style:text-properties fo:color="#000000" style:font-name="Arial" fo:font-size="12pt" fo:letter-spacing="-0.03cm" fo:font-style="normal" fo:text-shadow="none" fo:font-weight="bold" fo:background-color="#ffffff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_LCD_TOP" draw:style-name="dp1" draw:master-page-name="Standard">
        <draw:custom-shape draw:style-name="gr1" draw:text-style-name="P2" xml:id="id1" draw:id="id1" draw:layer="layout" svg:width="3.5cm" svg:height="2cm" svg:x="31cm" svg:y="10cm">
          <draw:glue-point draw:id="4" svg:x="-5cm" svg:y="-3.8cm"/>
          <draw:glue-point draw:id="5" svg:x="-5cm" svg:y="2.8cm"/>
          <text:p text:style-name="P1"><text:span text:style-name="T1">LCD_CFAH_ITF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34.5cm" svg:y1="11cm" svg:x2="40.005cm" svg:y2="11.006cm" draw:start-shape="id1" draw:start-glue-point="1" svg:d="M34500 11000l5505 6" svg:viewBox="0 0 5506 7">
          <text:p text:style-name="P3"><text:span text:style-name="T2">LCD I/F</text:span></text:p>
        </draw:connector>
        <draw:custom-shape draw:style-name="gr3" draw:text-style-name="P2" xml:id="id7" draw:id="id7" draw:layer="layout" svg:width="3cm" svg:height="2cm" svg:x="26cm" svg:y="10cm">
          <draw:glue-point draw:id="4" svg:x="5cm" svg:y="-3.8cm"/>
          <draw:glue-point draw:id="5" svg:x="5cm" svg:y="2.8cm"/>
          <draw:glue-point draw:id="6" svg:x="-5cm" svg:y="-3.5cm"/>
          <draw:glue-point draw:id="7" svg:x="-5cm" svg:y="2.5cm"/>
          <text:p text:style-name="P1"><text:span text:style-name="T1">CMD</text:span><text:span text:style-name="T1"><text:line-break/>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cm" svg:height="6cm" svg:x="20cm" svg:y="10cm">
          <draw:glue-point draw:id="4" svg:x="-0.25cm" svg:y="-5cm"/>
          <draw:glue-point draw:id="5" svg:x="-1.5cm" svg:y="-5.068cm"/>
          <draw:glue-point draw:id="6" svg:x="-3cm" svg:y="-5.068cm"/>
          <draw:glue-point draw:id="7" svg:x="-4.25cm" svg:y="-5.068cm"/>
          <draw:glue-point draw:id="8" svg:x="-3.571cm" svg:y="-5cm"/>
          <draw:glue-point draw:id="9" svg:x="-5cm" svg:y="-4.333cm"/>
          <draw:glue-point draw:id="10" svg:x="-5cm" svg:y="-3.333cm"/>
          <draw:glue-point draw:id="11" svg:x="-5cm" svg:y="-1.666cm"/>
          <draw:glue-point draw:id="12" svg:x="-5cm" svg:y="-0.166cm"/>
          <draw:glue-point draw:id="13" svg:x="-5cm" svg:y="1.166cm"/>
          <draw:glue-point draw:id="14" svg:x="-5cm" svg:y="4.5cm"/>
          <draw:glue-point draw:id="15" svg:x="-5cm" svg:y="4.666cm"/>
          <draw:glue-point draw:id="16" svg:x="5.157cm" svg:y="-4.5cm"/>
          <draw:glue-point draw:id="17" svg:x="5.157cm" svg:y="-2.5cm"/>
          <draw:glue-point draw:id="18" svg:x="5cm" svg:y="1.666cm"/>
          <draw:glue-point draw:id="19" svg:x="5cm" svg:y="4.166cm"/>
          <draw:glue-point draw:id="20" svg:x="1.75cm" svg:y="-5cm"/>
          <draw:glue-point draw:id="21" svg:x="0.5cm" svg:y="-5.068cm"/>
          <text:p text:style-name="P1"><text:span text:style-name="T1">CMD</text:span><text:span text:style-name="T1"><text:line-break/></text:span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" draw:id="id2" draw:layer="layout" svg:width="2.8cm" svg:height="4cm" svg:x="5cm" svg:y="5cm">
          <draw:glue-point draw:id="4" svg:x="4.642cm" svg:y="-4cm"/>
          <draw:glue-point draw:id="5" svg:x="5cm" svg:y="-1cm"/>
          <draw:glue-point draw:id="6" svg:x="5cm" svg:y="0cm"/>
          <draw:glue-point draw:id="7" svg:x="5cm" svg:y="0cm"/>
          <draw:glue-point draw:id="8" svg:x="5cm" svg:y="4.333cm"/>
          <draw:glue-point draw:id="9" svg:x="-5cm" svg:y="-3.214cm"/>
          <draw:glue-point draw:id="10" svg:x="-5cm" svg:y="2.857cm"/>
          <draw:glue-point draw:id="11" svg:x="-5cm" svg:y="-0.357cm"/>
          <draw:glue-point draw:id="12" svg:x="1.071cm" svg:y="5cm"/>
          <draw:glue-point draw:id="13" svg:x="5.146cm" svg:y="-4.5cm"/>
          <draw:glue-point draw:id="14" svg:x="5cm" svg:y="2cm"/>
          <text:p text:style-name="P1"><text:span text:style-name="T1">LCD</text:span><text:span text:style-name="T1"><text:line-break/></text:span><text:span text:style-name="T1">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3cm" svg:height="2.2cm" svg:x="26cm" svg:y="13.8cm">
          <draw:glue-point draw:id="4" svg:x="-5cm" svg:y="-4.09cm"/>
          <draw:glue-point draw:id="5" svg:x="-5cm" svg:y="2.727cm"/>
          <text:p text:style-name="P1"><text:span text:style-name="T1">BUSY_FLAG</text:span><text:span text:style-name="T1"><text:line-break/></text:span><text:span text:style-name="T1">POLLING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cm" svg:height="3cm" svg:x="-5.5cm" svg:y="1.2cm">
          <text:p text:style-name="P1"><text:span text:style-name="T1">MAIN_FSM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8cm" svg:height="3.284cm" svg:x="-5.5cm" svg:y="1.716cm">
          <draw:text-box>
            <text:p><text:span text:style-name="T3">One Command </text:span><text:span text:style-name="T3">perform at a time</text:span></text:p>
          </draw:text-box>
        </draw:frame>
        <draw:custom-shape draw:style-name="gr9" draw:text-style-name="P2" xml:id="id10" draw:id="id10" draw:layer="layout" svg:width="5cm" svg:height="2.7cm" svg:x="5cm" svg:y="20cm">
          <draw:glue-point draw:id="4" svg:x="-4cm" svg:y="-5cm"/>
          <draw:glue-point draw:id="5" svg:x="-2.6cm" svg:y="-5cm"/>
          <draw:glue-point draw:id="6" svg:x="-1.2cm" svg:y="-5.151cm"/>
          <draw:glue-point draw:id="7" svg:x="2.8cm" svg:y="-5cm"/>
          <draw:glue-point draw:id="8" svg:x="4cm" svg:y="-5cm"/>
          <text:p text:style-name="P1"><text:span text:style-name="T1">LCD_LINES</text:span><text:span text:style-name="T1"><text:line-break/></text:span><text:span text:style-name="T1">BUFF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cm" svg:height="1.9cm" svg:x="5.8cm" svg:y="24.6cm">
          <text:p text:style-name="P1"><text:span text:style-name="T1">LCD_GCRAM</text:span><text:span text:style-name="T1"><text:line-break/></text:span><text:span text:style-name="T1">BUFF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5cm" svg:height="5.4cm" svg:x="5cm" svg:y="11.6cm">
          <draw:glue-point draw:id="4" svg:x="5cm" svg:y="-4.259cm"/>
          <draw:glue-point draw:id="5" svg:x="5cm" svg:y="-2.592cm"/>
          <draw:glue-point draw:id="6" svg:x="5cm" svg:y="-1.111cm"/>
          <draw:glue-point draw:id="7" svg:x="5cm" svg:y="1.666cm"/>
          <draw:glue-point draw:id="8" svg:x="5cm" svg:y="0cm"/>
          <draw:glue-point draw:id="9" svg:x="-5cm" svg:y="-4.074cm"/>
          <draw:glue-point draw:id="10" svg:x="-5.089cm" svg:y="-2.407cm"/>
          <draw:glue-point draw:id="11" svg:x="-5cm" svg:y="2.222cm"/>
          <draw:glue-point draw:id="12" svg:x="-5.089cm" svg:y="-0.555cm"/>
          <draw:glue-point draw:id="13" svg:x="1.086cm" svg:y="-5cm"/>
          <draw:glue-point draw:id="14" svg:x="-4cm" svg:y="5cm"/>
          <draw:glue-point draw:id="15" svg:x="-2.6cm" svg:y="5cm"/>
          <draw:glue-point draw:id="16" svg:x="-1.2cm" svg:y="5cm"/>
          <draw:glue-point draw:id="17" svg:x="2.8cm" svg:y="5cm"/>
          <draw:glue-point draw:id="18" svg:x="4cm" svg:y="5.075cm"/>
          <draw:glue-point draw:id="19" svg:x="5cm" svg:y="-0.37cm"/>
          <text:p text:style-name="P1"><text:span text:style-name="T1">UPDATE_DISPLAY</text:span><text:span text:style-name="T1"><text:line-break/></text:span><text:span text:style-name="T1">MNGT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-1cm" svg:y1="20.6cm" svg:x2="5cm" svg:y2="20.6cm">
          <text:p text:style-name="P6"><text:span text:style-name="T4">i_char_wdata[7:0]</text:span></text:p>
        </draw:line>
        <draw:line draw:style-name="gr12" draw:text-style-name="P7" draw:layer="layout" svg:x1="-1cm" svg:y1="21.2cm" svg:x2="5cm" svg:y2="21.2cm">
          <text:p text:style-name="P6"><text:span text:style-name="T4">i_char_wdata_val</text:span></text:p>
        </draw:line>
        <draw:line draw:style-name="gr12" draw:text-style-name="P7" draw:layer="layout" svg:x1="-1cm" svg:y1="21.8cm" svg:x2="5cm" svg:y2="21.8cm">
          <text:p text:style-name="P6"><text:span text:style-name="T4">i_char_position[3:0]</text:span></text:p>
        </draw:line>
        <draw:line draw:style-name="gr12" draw:text-style-name="P7" draw:layer="layout" svg:x1="-1cm" svg:y1="22.4cm" svg:x2="5cm" svg:y2="22.4cm">
          <text:p text:style-name="P6"><text:span text:style-name="T4">i_line_sel</text:span></text:p>
        </draw:line>
        <draw:line draw:style-name="gr12" draw:text-style-name="P7" draw:layer="layout" svg:x1="-0.1cm" svg:y1="25cm" svg:x2="5.9cm" svg:y2="25cm">
          <text:p text:style-name="P6"><text:span text:style-name="T4">i_cgram_addr[2:0]</text:span></text:p>
        </draw:line>
        <draw:line draw:style-name="gr12" draw:text-style-name="P7" draw:layer="layout" svg:x1="-0.1cm" svg:y1="25.6cm" svg:x2="5.9cm" svg:y2="25.6cm">
          <text:p text:style-name="P6"><text:span text:style-name="T4">i_gcram_data[7:0]</text:span></text:p>
        </draw:line>
        <draw:line draw:style-name="gr12" draw:text-style-name="P7" draw:layer="layout" svg:x1="-0.1cm" svg:y1="26.2cm" svg:x2="5.9cm" svg:y2="26.2cm">
          <text:p text:style-name="P6"><text:span text:style-name="T4">i_cgram_val</text:span></text:p>
        </draw:line>
        <draw:line draw:style-name="gr12" draw:text-style-name="P7" draw:layer="layout" svg:x1="6cm" svg:y1="4cm" svg:x2="12cm" svg:y2="4cm">
          <text:p text:style-name="P6"><text:span text:style-name="T4">i_dcb[2:0]</text:span></text:p>
        </draw:line>
        <draw:line draw:style-name="gr12" draw:text-style-name="P7" draw:layer="layout" svg:x1="5.4cm" svg:y1="1cm" svg:x2="11.4cm" svg:y2="1cm">
          <text:p text:style-name="P6"><text:span text:style-name="T4">i_dl_n_f[2:0]</text:span></text:p>
        </draw:line>
        <draw:custom-shape draw:style-name="gr13" draw:text-style-name="P2" xml:id="id9" draw:id="id9" draw:layer="layout" svg:width="2.8cm" svg:height="2cm" svg:x="1.6cm" svg:y="9.3cm">
          <draw:glue-point draw:id="4" svg:x="-5cm" svg:y="-1.296cm"/>
          <draw:glue-point draw:id="5" svg:x="5cm" svg:y="-3.148cm"/>
          <draw:glue-point draw:id="6" svg:x="5.146cm" svg:y="-0.555cm"/>
          <draw:glue-point draw:id="7" svg:x="5cm" svg:y="1.296cm"/>
          <draw:glue-point draw:id="8" svg:x="5cm" svg:y="3.148cm"/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7.699cm" svg:y1="5.4cm" svg:x2="17.1cm" svg:y2="5.397cm" draw:start-shape="id2" draw:start-glue-point="4" draw:end-shape="id3" draw:end-glue-point="4" svg:d="M7699 5400h4751v-3h4650" svg:viewBox="0 0 9402 4">
          <text:p/>
        </draw:connector>
        <draw:connector draw:style-name="gr14" draw:text-style-name="P8" draw:layer="layout" svg:x1="7.8cm" svg:y1="6.6cm" svg:x2="21.4cm" svg:y2="10cm" draw:start-shape="id2" draw:start-glue-point="5" draw:end-shape="id4" draw:end-glue-point="5" svg:d="M7800 6600h13600v3400" svg:viewBox="0 0 13601 3401">
          <text:p/>
        </draw:connector>
        <draw:connector draw:style-name="gr14" draw:text-style-name="P8" draw:layer="layout" svg:x1="7.8cm" svg:y1="7cm" svg:x2="20.8cm" svg:y2="10cm" draw:start-shape="id2" draw:start-glue-point="6" draw:end-shape="id4" draw:end-glue-point="6" svg:d="M7800 7000h13000v3000" svg:viewBox="0 0 13001 3001">
          <text:p/>
        </draw:connector>
        <draw:connector draw:style-name="gr14" draw:text-style-name="P8" draw:layer="layout" svg:x1="7.8cm" svg:y1="7.8cm" svg:x2="20.3cm" svg:y2="10cm" draw:start-shape="id2" draw:start-glue-point="14" draw:end-shape="id4" draw:end-glue-point="7" svg:d="M7800 7800h12500v2200" svg:viewBox="0 0 12501 2201">
          <text:p/>
        </draw:connector>
        <draw:connector draw:style-name="gr14" draw:text-style-name="P8" draw:layer="layout" draw:line-skew="-1.7cm" svg:x1="20cm" svg:y1="12.001cm" svg:x2="7.8cm" svg:y2="8.733cm" draw:start-shape="id4" draw:start-glue-point="11" draw:end-shape="id2" draw:end-glue-point="8" svg:d="M20000 12001h-7800v-3268h-4400" svg:viewBox="0 0 12201 3269">
          <text:p/>
        </draw:connector>
        <draw:connector draw:style-name="gr14" draw:text-style-name="P8" draw:layer="layout" svg:x1="20cm" svg:y1="12.001cm" svg:x2="10cm" svg:y2="12.001cm" draw:start-shape="id4" draw:start-glue-point="11" draw:end-shape="id5" draw:end-glue-point="4" svg:d="M20000 12001h-10000" svg:viewBox="0 0 10001 1">
          <text:p/>
        </draw:connector>
        <draw:frame draw:style-name="gr15" draw:text-style-name="P9" draw:layer="layout" svg:width="4.282cm" svg:height="1.747cm" svg:x="15.8cm" svg:y="6.306cm">
          <draw:text-box>
            <text:p><text:span text:style-name="T5">s_function_</text:span><text:span text:style-name="T5">set_cmd</text:span></text:p>
            <text:p><text:span text:style-name="T5">s_entry_mo</text:span><text:span text:style-name="T5">de_set</text:span></text:p>
            <text:p><text:span text:style-name="T5">s_clear_dis</text:span><text:span text:style-name="T5">play</text:span></text:p>
          </draw:text-box>
        </draw:frame>
        <draw:frame draw:style-name="gr16" draw:text-style-name="P10" draw:layer="layout" svg:width="3.082cm" svg:height="0.725cm" svg:x="16cm" svg:y="11.6cm">
          <draw:text-box>
            <text:p><text:span text:style-name="T6">s_cmd_done</text:span></text:p>
          </draw:text-box>
        </draw:frame>
        <draw:connector draw:style-name="gr14" draw:text-style-name="P8" draw:layer="layout" svg:x1="10cm" svg:y1="12.901cm" svg:x2="20cm" svg:y2="12.901cm" draw:start-shape="id5" draw:start-glue-point="5" draw:end-shape="id4" draw:end-glue-point="12" svg:d="M10000 12901h10000" svg:viewBox="0 0 10001 1">
          <text:p/>
        </draw:connector>
        <draw:frame draw:style-name="gr16" draw:text-style-name="P10" draw:layer="layout" svg:width="5.082cm" svg:height="0.725cm" svg:x="14.218cm" svg:y="12.4cm">
          <draw:text-box>
            <text:p><text:span text:style-name="T6">s_set_ddram_addr</text:span></text:p>
          </draw:text-box>
        </draw:frame>
        <draw:connector draw:style-name="gr14" draw:text-style-name="P8" draw:layer="layout" svg:x1="10cm" svg:y1="13.701cm" svg:x2="20cm" svg:y2="13.699cm" draw:start-shape="id5" draw:start-glue-point="6" draw:end-shape="id4" draw:end-glue-point="13" svg:d="M10000 13701h5000v-2h5000" svg:viewBox="0 0 10001 3">
          <text:p/>
        </draw:connector>
        <draw:frame draw:style-name="gr16" draw:text-style-name="P10" draw:layer="layout" svg:width="2.7cm" svg:height="0.725cm" svg:x="14.7cm" svg:y="13.275cm">
          <draw:text-box>
            <text:p><text:span text:style-name="T6">s_wr_data</text:span></text:p>
          </draw:text-box>
        </draw:frame>
        <draw:connector draw:style-name="gr14" draw:text-style-name="P8" draw:layer="layout" svg:x1="10cm" svg:y1="15.199cm" svg:x2="16cm" svg:y2="15.2cm" draw:start-shape="id5" draw:start-glue-point="7" draw:end-shape="id6" draw:end-glue-point="8" svg:d="M10000 15199h3000v1h3000" svg:viewBox="0 0 6001 2">
          <text:p/>
        </draw:connector>
        <draw:frame draw:style-name="gr17" draw:text-style-name="P10" draw:layer="layout" svg:width="5.8cm" svg:height="1.199cm" svg:x="9.9cm" svg:y="14.701cm">
          <draw:text-box>
            <text:p><text:span text:style-name="T6">s_ddram_data_or_addr[7:0]</text:span></text:p>
          </draw:text-box>
        </draw:frame>
        <draw:connector draw:style-name="gr18" draw:text-style-name="P11" draw:layer="layout" svg:x1="29cm" svg:y1="10.24cm" svg:x2="31cm" svg:y2="10.24cm" draw:start-shape="id7" draw:start-glue-point="4" draw:end-shape="id1" draw:end-glue-point="4" svg:d="M29000 10240h2000" svg:viewBox="0 0 2001 1">
          <text:p/>
        </draw:connector>
        <draw:connector draw:style-name="gr19" draw:text-style-name="P11" draw:layer="layout" svg:x1="31cm" svg:y1="11.56cm" svg:x2="29cm" svg:y2="11.56cm" draw:start-shape="id1" draw:start-glue-point="5" draw:end-shape="id7" draw:end-glue-point="5" svg:d="M31000 11560h-2000" svg:viewBox="0 0 2001 1">
          <text:p/>
        </draw:connector>
        <draw:connector draw:style-name="gr19" draw:text-style-name="P11" draw:layer="layout" svg:x1="24cm" svg:y1="10.3cm" svg:x2="26cm" svg:y2="10.3cm" draw:start-shape="id4" draw:start-glue-point="16" draw:end-shape="id7" draw:end-glue-point="6" svg:d="M24000 10300h2000" svg:viewBox="0 0 2001 1">
          <text:p/>
        </draw:connector>
        <draw:connector draw:style-name="gr18" draw:text-style-name="P11" draw:layer="layout" svg:x1="26cm" svg:y1="11.5cm" svg:x2="24cm" svg:y2="11.5cm" draw:start-shape="id7" draw:start-glue-point="7" draw:end-shape="id4" draw:end-glue-point="17" svg:d="M26000 11500h-2000" svg:viewBox="0 0 2001 1">
          <text:p/>
        </draw:connector>
        <draw:custom-shape draw:style-name="gr20" draw:text-style-name="P12" xml:id="id6" draw:id="id6" draw:layer="layout" svg:width="2cm" svg:height="0.6cm" draw:transform="rotate (1.5707963267949) translate (16cm 16.7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008.695652173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4" draw:text-style-name="P8" draw:layer="layout" svg:x1="16.6cm" svg:y1="15.7cm" svg:x2="20cm" svg:y2="15.7cm" draw:start-shape="id6" draw:start-glue-point="5" draw:end-shape="id4" draw:end-glue-point="14" svg:d="M16600 15700h3400" svg:viewBox="0 0 3401 1">
          <text:p/>
        </draw:connector>
        <draw:frame draw:style-name="gr16" draw:text-style-name="P10" draw:layer="layout" svg:width="3.6cm" svg:height="0.725cm" svg:x="16.6cm" svg:y="14.5cm">
          <draw:text-box>
            <text:p><text:span text:style-name="T6">s_data_bus[7:0]</text:span></text:p>
          </draw:text-box>
        </draw:frame>
        <draw:connector draw:style-name="gr14" draw:text-style-name="P8" draw:layer="layout" svg:x1="1.041cm" svg:y1="6.7cm" svg:x2="5cm" svg:y2="5.715cm" draw:end-shape="id2" draw:end-glue-point="9" svg:d="M1041 6700h1709v-985h2250" svg:viewBox="0 0 3960 986">
          <text:p/>
        </draw:connector>
        <draw:connector draw:style-name="gr18" draw:text-style-name="P11" draw:layer="layout" svg:x1="24cm" svg:y1="13.999cm" svg:x2="26cm" svg:y2="14.001cm" draw:start-shape="id4" draw:start-glue-point="18" draw:end-shape="id8" draw:end-glue-point="4" svg:d="M24000 13999h1000v2h1000" svg:viewBox="0 0 2001 3">
          <text:p/>
        </draw:connector>
        <draw:connector draw:style-name="gr18" draw:text-style-name="P11" draw:layer="layout" svg:x1="26cm" svg:y1="15.499cm" svg:x2="24cm" svg:y2="15.499cm" draw:start-shape="id8" draw:start-glue-point="5" draw:end-shape="id4" draw:end-glue-point="19" svg:d="M26000 15499h-2000" svg:viewBox="0 0 2001 1">
          <text:p/>
        </draw:connector>
        <draw:connector draw:style-name="gr14" draw:text-style-name="P8" draw:layer="layout" svg:x1="1.102cm" svg:y1="7.496cm" svg:x2="5cm" svg:y2="6.858cm" draw:end-shape="id2" draw:end-glue-point="11" svg:d="M1102 7496h1679v-638h2219" svg:viewBox="0 0 3899 639">
          <text:p/>
        </draw:connector>
        <draw:frame draw:style-name="gr16" draw:text-style-name="P10" draw:layer="layout" svg:width="3.082cm" svg:height="0.725cm" svg:x="1.318cm" svg:y="6.3cm">
          <draw:text-box>
            <text:p><text:span text:style-name="T6">i_l</text:span><text:span text:style-name="T6">cd</text:span><text:span text:style-name="T6">_o</text:span><text:span text:style-name="T6">n</text:span></text:p>
          </draw:text-box>
        </draw:frame>
        <draw:frame draw:style-name="gr16" draw:text-style-name="P10" draw:layer="layout" svg:width="3.082cm" svg:height="0.725cm" svg:x="1.218cm" svg:y="7.1cm">
          <draw:text-box>
            <text:p><text:span text:style-name="T6">i_start_init</text:span></text:p>
          </draw:text-box>
        </draw:frame>
        <draw:connector draw:style-name="gr14" draw:text-style-name="P8" draw:layer="layout" svg:x1="0.513cm" svg:y1="12.171cm" svg:x2="5cm" svg:y2="12.101cm" svg:d="M513 12171h2244v-70h2243" svg:viewBox="0 0 4488 71">
          <text:p/>
        </draw:connector>
        <draw:connector draw:style-name="gr14" draw:text-style-name="P8" draw:layer="layout" svg:x1="0.48cm" svg:y1="12.981cm" svg:x2="5cm" svg:y2="13.001cm" svg:d="M480 12981h2260v20h2260" svg:viewBox="0 0 4521 21">
          <text:p/>
        </draw:connector>
        <draw:connector draw:style-name="gr14" draw:text-style-name="P8" draw:layer="layout" svg:x1="0.397cm" svg:y1="15.495cm" svg:x2="5cm" svg:y2="15.501cm" svg:d="M397 15495h2302v6h2301" svg:viewBox="0 0 4604 7">
          <text:p/>
        </draw:connector>
        <draw:connector draw:style-name="gr14" draw:text-style-name="P8" draw:layer="layout" svg:x1="0.496cm" svg:y1="13.99cm" svg:x2="5.059cm" svg:y2="14.001cm" svg:d="M496 13990h2282v11h2281" svg:viewBox="0 0 4564 12">
          <text:p/>
        </draw:connector>
        <draw:frame draw:style-name="gr16" draw:text-style-name="P10" draw:layer="layout" svg:width="3.082cm" svg:height="0.725cm" svg:x="1.318cm" svg:y="11.675cm">
          <draw:text-box>
            <text:p><text:span text:style-name="T6">i_update_lcd</text:span></text:p>
          </draw:text-box>
        </draw:frame>
        <draw:frame draw:style-name="gr17" draw:text-style-name="P10" draw:layer="layout" svg:width="3.2cm" svg:height="1.199cm" svg:x="1.2cm" svg:y="12.575cm">
          <draw:text-box>
            <text:p><text:span text:style-name="T6">i_lcd_all_char</text:span></text:p>
          </draw:text-box>
        </draw:frame>
        <draw:frame draw:style-name="gr16" draw:text-style-name="P10" draw:layer="layout" svg:width="3.082cm" svg:height="0.725cm" svg:x="1.5cm" svg:y="13.575cm">
          <draw:text-box>
            <text:p><text:span text:style-name="T6">i_lcd_line_sel</text:span></text:p>
          </draw:text-box>
        </draw:frame>
        <draw:frame draw:style-name="gr17" draw:text-style-name="P10" draw:layer="layout" svg:width="4.582cm" svg:height="1.199cm" svg:x="0.6cm" svg:y="15.1cm">
          <draw:text-box>
            <text:p><text:span text:style-name="T6">i_lcd_char_pos[3:0]</text:span></text:p>
          </draw:text-box>
        </draw:frame>
        <draw:connector draw:style-name="gr21" draw:text-style-name="P8" draw:layer="layout" svg:x1="4.4cm" svg:y1="10.189cm" svg:x2="6.699cm" svg:y2="9cm" draw:start-shape="id9" draw:start-glue-point="6" draw:end-shape="id2" draw:end-glue-point="12" svg:d="M4400 10189h2299v-1189" svg:viewBox="0 0 2300 1190">
          <text:p/>
        </draw:connector>
        <draw:connector draw:style-name="gr18" draw:text-style-name="P11" draw:layer="layout" svg:x1="1.6cm" svg:y1="10.041cm" svg:x2="-1.395cm" svg:y2="10.006cm" draw:start-shape="id9" draw:start-glue-point="4" svg:d="M1600 10041h-1767v-35h-1228" svg:viewBox="0 0 2996 36">
          <text:p/>
        </draw:connector>
        <draw:connector draw:style-name="gr21" draw:text-style-name="P8" draw:layer="layout" svg:x1="4.4cm" svg:y1="10.559cm" svg:x2="8.043cm" svg:y2="11.6cm" draw:start-shape="id9" draw:start-glue-point="7" draw:end-shape="id5" draw:end-glue-point="13" svg:d="M4400 10559h3643v1041" svg:viewBox="0 0 3644 1042">
          <text:p/>
        </draw:connector>
        <draw:frame draw:style-name="gr17" draw:text-style-name="P10" draw:layer="layout" svg:width="4.582cm" svg:height="1.199cm" svg:x="-1.7cm" svg:y="9.601cm">
          <draw:text-box>
            <text:p><text:span text:style-name="T6">o_control_done</text:span></text:p>
          </draw:text-box>
        </draw:frame>
        <draw:connector draw:style-name="gr14" draw:text-style-name="P8" draw:layer="layout" svg:x1="5.5cm" svg:y1="17cm" svg:x2="5.5cm" svg:y2="20cm" draw:start-shape="id5" draw:start-glue-point="14" draw:end-shape="id10" draw:end-glue-point="4" svg:d="M5500 17000v3000" svg:viewBox="0 0 1 3001">
          <text:p/>
        </draw:connector>
        <draw:connector draw:style-name="gr14" draw:text-style-name="P8" draw:layer="layout" svg:x1="6.2cm" svg:y1="17cm" svg:x2="6.2cm" svg:y2="20cm" draw:start-shape="id5" draw:start-glue-point="15" draw:end-shape="id10" draw:end-glue-point="5" svg:d="M6200 17000v3000" svg:viewBox="0 0 1 3001">
          <text:p/>
        </draw:connector>
        <draw:connector draw:style-name="gr14" draw:text-style-name="P8" draw:layer="layout" svg:x1="6.9cm" svg:y1="17cm" svg:x2="6.9cm" svg:y2="20cm" draw:start-shape="id5" draw:start-glue-point="16" draw:end-shape="id10" draw:end-glue-point="6" svg:d="M6900 17000v3000" svg:viewBox="0 0 1 3001">
          <text:p/>
        </draw:connector>
        <draw:connector draw:style-name="gr14" draw:text-style-name="P8" draw:layer="layout" svg:x1="8.9cm" svg:y1="20cm" svg:x2="8.9cm" svg:y2="17cm" draw:start-shape="id10" draw:start-glue-point="7" draw:end-shape="id5" draw:end-glue-point="17" svg:d="M8900 20000v-3000" svg:viewBox="0 0 1 3001">
          <text:p/>
        </draw:connector>
        <draw:connector draw:style-name="gr14" draw:text-style-name="P8" draw:layer="layout" svg:x1="9.5cm" svg:y1="20cm" svg:x2="9.5cm" svg:y2="17cm" draw:start-shape="id10" draw:start-glue-point="8" draw:end-shape="id5" draw:end-glue-point="18" svg:d="M9500 20000v-3000" svg:viewBox="0 0 1 3001">
          <text:p/>
        </draw:connector>
        <draw:connector draw:style-name="gr14" draw:text-style-name="P8" draw:layer="layout" svg:x1="10cm" svg:y1="14.101cm" svg:x2="16.3cm" svg:y2="14.931cm" draw:start-shape="id5" draw:start-glue-point="19" draw:end-shape="id6" draw:end-glue-point="4" svg:d="M10000 14101h6300v830" svg:viewBox="0 0 6301 831">
          <text:p/>
        </draw:connector>
        <draw:frame draw:style-name="gr17" draw:text-style-name="P10" draw:layer="layout" svg:width="5.8cm" svg:height="1.199cm" svg:x="9.9cm" svg:y="13.701cm">
          <draw:text-box>
            <text:p><text:span text:style-name="T6">s_update_ongoing</text:span></text:p>
          </draw:text-box>
        </draw:frame>
        <draw:connector draw:style-name="gr14" draw:text-style-name="P8" draw:layer="layout" svg:x1="12.7cm" svg:y1="2.9cm" svg:x2="22.7cm" svg:y2="10cm" draw:start-shape="id11" draw:start-glue-point="5" draw:end-shape="id4" draw:end-glue-point="20" svg:d="M12700 2900h10000v7100" svg:viewBox="0 0 10001 7101">
          <text:p/>
        </draw:connector>
        <draw:custom-shape draw:style-name="gr22" draw:text-style-name="P12" xml:id="id11" draw:id="id11" draw:layer="layout" svg:width="2cm" svg:height="0.6cm" draw:transform="rotate (1.5707963267949) translate (12.1cm 3.9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008.695652173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4" draw:text-style-name="P8" draw:layer="layout" svg:x1="18cm" svg:y1="5.456cm" svg:x2="22.2cm" svg:y2="10cm" draw:start-shape="id3" draw:start-glue-point="6" draw:end-shape="id4" draw:end-glue-point="21" svg:d="M18000 5456h4200v4544" svg:viewBox="0 0 4201 4545">
          <text:p/>
        </draw:connector>
        <draw:frame draw:style-name="gr23" draw:text-style-name="P13" draw:layer="layout" svg:width="4.282cm" svg:height="1.199cm" svg:x="18cm" svg:y="5cm">
          <draw:text-box>
            <text:p text:style-name="P6"><text:span text:style-name="T4">s_display_ctrl_cmd_to_</text:span><text:span text:style-name="T4">cmd_buffer</text:span></text:p>
          </draw:text-box>
        </draw:frame>
        <draw:connector draw:style-name="gr14" draw:text-style-name="P8" draw:layer="layout" svg:x1="7.8cm" svg:y1="5.2cm" svg:x2="12.4cm" svg:y2="3.669cm" draw:start-shape="id2" draw:start-glue-point="13" draw:end-shape="id11" draw:end-glue-point="6" svg:d="M7800 5200h4600v-1531" svg:viewBox="0 0 4601 1532">
          <text:p/>
        </draw:connector>
        <draw:frame draw:style-name="gr24" draw:text-style-name="P13" draw:layer="layout" svg:width="4.282cm" svg:height="1.199cm" svg:x="10.3cm" svg:y="4.3cm">
          <draw:text-box>
            <text:p text:style-name="P6"><text:span text:style-name="T4">s_init_ongoing</text:span></text:p>
          </draw:text-box>
        </draw:frame>
        <draw:custom-shape draw:style-name="gr25" draw:text-style-name="P2" xml:id="id3" draw:id="id3" draw:layer="layout" svg:width="0.9cm" svg:height="0.8cm" svg:x="17.1cm" svg:y="5.1cm">
          <draw:glue-point draw:id="4" svg:x="-5cm" svg:y="-1.296cm"/>
          <draw:glue-point draw:id="5" svg:x="5cm" svg:y="-3.148cm"/>
          <draw:glue-point draw:id="6" svg:x="5.146cm" svg:y="-0.555cm"/>
          <draw:glue-point draw:id="7" svg:x="5cm" svg:y="1.296cm"/>
          <draw:glue-point draw:id="8" svg:x="5cm" svg:y="3.148cm"/>
          <text:p text:style-name="P1"><text:span text:style-name="T1">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6" draw:text-style-name="P13" draw:layer="layout" svg:width="4.282cm" svg:height="1.199cm" svg:x="12.518cm" svg:y="5.2cm">
          <draw:text-box>
            <text:p text:style-name="P6"><text:span text:style-name="T4">s_display_ctrl_cmd</text:span></text:p>
          </draw:text-box>
        </draw:frame>
        <draw:frame draw:style-name="gr27" draw:text-style-name="P13" draw:layer="layout" svg:width="4.282cm" svg:height="1.199cm" svg:x="13.218cm" svg:y="3.6cm">
          <draw:text-box>
            <text:p text:style-name="P6"><text:span text:style-name="T4">i_display_ctrl_cm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19:37:49.499947977</meta:creation-date>
    <dc:date>2022-12-24T17:04:16.877711630</dc:date>
    <meta:editing-duration>PT12H35M37S</meta:editing-duration>
    <meta:editing-cycles>55</meta:editing-cycles>
    <meta:generator>LibreOffice/6.4.7.2$Linux_X86_64 LibreOffice_project/40$Build-2</meta:generator>
    <meta:document-statistic meta:object-count="76"/>
  </office:meta>
</office:document-meta>
</file>